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5 <text:bookmark-end text:name="OrgXref.sec-1"/></text:h>
      <text:h text:style-name="Heading_20_2" text:outline-level="2"><text:bookmark-start text:name="OrgXref.sec-1-1"/><text:bookmark text:name="sec-1-1"/>Kit <text:bookmark-end text:name="OrgXref.sec-1-1"/></text:h>
      <text:p text:style-name="Text_20_body">Kit wakes up stretching. She looks over and sees Angie naked. She smiles thinking of the night before . </text:p>
      <text:p text:style-name="Text_20_body">After Kit showed Angie her bra. <text:s/>She started taking off her clothes Kit followed suit. Angie smiled at her panties and said, "Nice your underwear match" </text:p>
      <text:p text:style-name="Text_20_body">Kit quickly takes them off and her and Angie where laying in bed making out. Angie gave Kit a few smacks on her firm ass before beginning to finger her, and squeezing her laughs breast. Kit enjoyed the fingering while making out and squeezing Angie's breast. </text:p>
      <text:p text:style-name="Text_20_body">Kit comed three times and Angie two before they both went to sleep naked. </text:p>
      <text:p text:style-name="Text_20_body">Now Kit looks at the door and says, "Hey Angie we got to get to work" Angie sits up and says, "I miss sleeping in" Then gets dressed. </text:p>
      <text:p text:style-name="Text_20_body">She stops and says, "Who shut the door? Kit shrugs and says, "Thought you did" Angie is putting a pink bra on and says, "I thought you did" Kit gets dressed puzzled. She goes into her closet and gets out something suitable for work. </text:p>
      <text:p text:style-name="Text_20_body">Angie laughs and says, "Why don't you wear something more revealing? We both know Spec has the hots for you. You don't even have to try" Kit shrugs and says, "First it's been almost a month since we did anything. Second we have customers that don't want to see a fox dressed in skimpy clothes" Angie smiles and says, "I sold three books just the other day wearing skimpy clothes" Kit growls and yells, "IT'S A BOOK STORE! PEOPLE COME TO YOU TO BUY BOOKS" Angie grabs her keys then leaves, saying, "Keep telling yourself that" Kit walks up to Angie, smacks her ass hard and says, "Get some regular clothes on" Angie turns and says, "KIT!" Kit is pointing to Angie's room. Angie looks down frustrated and says, "Kit" Kit stops her and says, "Angie seriously even you said the man has no interest you in, and right now this is your only way to get a pay check" Angie takes a deep breath and says, "Kit be careful" "Angie, seriously please" Angie, shakes her head and leaves saying, "I know someone who's walking today", leaving Kit standing. </text:p>
      <text:h text:style-name="Heading_20_2" text:outline-level="2"><text:bookmark-start text:name="OrgXref.sec-1-2"/><text:bookmark text:name="sec-1-2"/>Work <text:bookmark-end text:name="OrgXref.sec-1-2"/></text:h>
      <text:p text:style-name="Text_20_body">Kit walks in tired then goes and puts her stuff up. Angie follows and asks, "So have a nice walk?" Kit replies, "Go to hell, Angie" Spec don't look up from his newspaper. </text:p>
      <text:p text:style-name="Text_20_body">After the door closes Kit yells, "WHAT THE HELL!" Angie frowns and says, "Kit your being a bitch. I agreed to let you to teach me manners. But this is going to far. Ether you like how I am or not. I'm not going to change. I'll break up with you way before that" Kit is frowning and says, "We'll talk later" she then goes out and begins work. </text:p>
      <text:p text:style-name="Text_20_body">At lunch Angie walks into a sandwich place she went a few months before. The person taking the orders is a young badger probably late teens. Angie smiles at her chest. Which is a little bigger than Kit. The badger says, "I heard you like to pay in other forms" Angie smiles and says, “People hear all kinds of things”, to tired and frustrated with Kit. “I'll have the spicy chicken club with extra fries" The badger smiles and says, "I just cleaned the bathrooms" </text:p>
      <text:p text:style-name="Text_20_body">Angie growns and says, "What?" The badger rolls her eyes and says, "I how you paid last time. I don't mind buying your meal for that" Angie hears Kit calling her a whore. </text:p>
      <text:p text:style-name="Text_20_body">She looks down and says, "I think it was someone else" The badger grins and says, "No they gave a clear description and told me it was the first time they hired a whore”. Angie's mouth drops she then says, "What did you just call me?" The badger smiles and says, "So it was you" Angie slaps her <text:soft-page-break/>hard and says, "Shut up" Some of the anger with Kit slipped out she's called a whore all the time but this time. But she likes being the one making offers.</text:p>
      <text:p text:style-name="Text_20_body">Just then Angie hears, "What the hell did I see you do? I'm calling the cops" Angie defends herself by, "This woman was harassing me calling me a whore" The server shakes her head and says, "Jonny I swear she just asked me to lean in and then she hit me. After she got threw asking me to go to the bathroom. I told her no that there is cameras in there" The manager replies, "Mam I'm going to have to ask you to leave and don't come back. And for the record their isn't cameras in the bathrooms" Angie looks at him and said, "Your not even going to check the cameras? This please is really a shitty restaurant and trust me. People will hear about it" </text:p>
      <text:p text:style-name="Text_20_body">She then turns and hears, "OK mam, I'll play along just if she was serving you the proper way. I'm not going to let you go. I'm pressing charges" Angie shrugs and says, "What ever makes you happy" </text:p>
      <text:p text:style-name="Text_20_body">Fifteen minutes later. He returns and says, "Jessica to my office now" The badger says, "But she hit me" Jonny walks up to her and quietly says, "After you where clearly hitting on that woman. She was ordering food" Jessica says, "I can't believe this. This is because I didn't fuck you ain't it? Oh my God" She then shakes her head says, "I saw you staring at my ass" Jonny sighs and says, "File a complaint but I never did that stuff. Your fired" Jessica starts crying and says, "Oh God this is illegal. I'm suing" She then runs out crying </text:p>
      <text:p text:style-name="Text_20_body">He walks up to Angie and says, "Order what ever you'd like it's on the house" Angie shakes her head and says, "No I'd like to see you reprimanded" He blinks and says, "I had" Angie interrupts and says, "No customers are always right. Your suppose to assume I'm right then go and prove it. Or take a neutral role, and check it out" Jonny nods and says, "Mam I understand" He then nods and says, "One minute" </text:p>
      <text:p text:style-name="Text_20_body">A few minutes later after feeling out a paper and says, "There I wrote myself up" Angie nods and says, "now shred it and I'll have a spicy chicken sandwich and potato wedges to go" He nods and says, "OK mam" </text:p>
      <text:p text:style-name="Text_20_body">After Angie takes her stuff and is going out the door. She hears him say, "Fucking whore" Angie turns around but the man runs out of site. Angie growls and walks back to work, "Place stinks anyway" </text:p>
      <text:p text:style-name="Text_20_body">When Angie walks into Twilight books. She throws the now empty bag in the trash and looks up to Spec saying, "Sorry I'm late I had a little situation at the restraint" She then goes and finds Kit.</text:p>
      <text:p text:style-name="Text_20_body">Kit's walking threw the ails making sure everything's in order. Where she just says, "Kit we need to talk at home" Kit still mad says, "We've already established that" </text:p>
      <text:h text:style-name="Heading_20_2" text:outline-level="2"><text:bookmark-start text:name="OrgXref.sec-1-3"/><text:bookmark text:name="sec-1-3"/>Beth <text:bookmark-end text:name="OrgXref.sec-1-3"/></text:h>
      <text:p text:style-name="Text_20_body">Beth is sitting rolling a small ball on the coffee table back and forth. When Vicky sits down beside her. "Something wrong?" Beth looks at Vicky with a smile, "Me and Angie has been talking. It seems me and Angie might be going back in business soon" Vicky smiles and says, "Oh what's this place going to be. Is it going to have a pond in the center so people can go skinny dipping?" Beth gets the sarcasm and replies, "No this place will just be a pub I think or a lounge" Vicky laughs and says, "So Angie is thinking small. I guess hell has frozen over" </text:p>
      <text:p text:style-name="Text_20_body">Beth smiles nodding and says, "But we're going to have a investors meeting to see who's interested. Also", she points to the couch, "Jessy's home" Vicky looks over to see Jessy on her phone with her ear buds in. </text:p>
      <text:p text:style-name="Text_20_body">Vicky looks at Beth and asks, "Does Angie know?" Beth nods and says, "Yes actually there mom reconsidered" Vicky nods, "Well back to the business idea. How much experience do y'all have?" Beth shrugs and says, "I'm a doctor and she's I'm not sure what she is" Vicky laughs and says, "Yeah a doctor and a slut. That's going to be a successful business" </text:p>
      <text:p text:style-name="Text_20_body"><text:soft-page-break/>Beth straight ends up and says, "Actually Vicky I've been wanting to ask. I sort of have someone who can help but one problem" Vicky waits for her. Beth after a minute says, "It's an ex” Vicky shrugs and says, "Which one?" Then Vicky picks up on her nervousness and asks, "What's going on? I know you've fucked other girls" Beth sighs and says, "It's my exboyfriend" Vicky laughs and says, "I've had boyfriends to" Beth replies, "But I'm a lesbian" </text:p>
      <text:p text:style-name="Text_20_body">Vicky frowns and says, "Call him" Beth nods and says, "OK. I hope he can get over the break up. It didn't really go good" "OH? what happened?" Beth scratches her neck, "Well. We where on a date and had this really cute waitress. I mean she was hot. She started flirting with him but he didn't have anything do to with it. Then on the way home he made a joke and asked how I felt about it. I shrugged and smiled. <text:s/>A few weeks down the road we went back and it happened again. This time he pointed and said, I'm with her actually. she apologized and I got nervous when she said, 'Oh honey I am sorry I should of known he was dating such a cute kitty' She smiled and walked away. I giggled and he looked at me weird. We didn't talk until he was taking me home. Where he was direct and asked if I was bi. I denied it. He seemed to know something I didn't because he never really let it go. He was constantly asking if I though girls where cute. Sometimes I did other's I didn't but I still denied both. Finally after him asking me so much it got me thinking. So I went to a gay bar. I wasn't planning for anything to happen. But the next day when he came over and knocked on my door. Well I was really hung over but looked over and saw I was naked in bed with another woman. We got dressed. She blew me and kiss and said she didn't mine playing my game. He came in and said sorry about constantly asking about girls that he would quit but he saw a bra on the floor. It was hers. She had a pretty decent size chest so there was no saying it was mine. He automaticity said, 'My god you are a dike' We yelled at each other for a bit. He got mad and left." </text:p>
      <text:p text:style-name="Text_20_body">"a couple of days later he showed up drunk with a girl who was also drunk. He kissed me and said he had us a girlfriend. I looked and she said, 'I fuck anything' I had a surge of rage. I slapped him and she said, 'Oh bondage I love it'. He made a comment about it to so I kicked him in the crotch and threw them out. He showed up again a few days later with another girl. That time I didn't even give him time to talk. I screamed at him to take his whore home. Then I broke up with him. He still tried a few times with other girls. I screamed that we are broke up. He then showed up with a girl. But this time I had my first girlfriend" Beth blushes, "The waitress I first noticed. We dated for a few months before breaking up" </text:p>
      <text:p text:style-name="Text_20_body">Vicky is confused and said, "Why do you want to call this man? Sounds like he was a really thorn in your side" </text:p>
      <text:p text:style-name="Text_20_body">Beth rolls her eyes, "I know he won't bother me now. The waitress I dated. Left me for him. Their married now and have two kids. And yes from what I know. She brings in girls and has three ways with him. But he's also a business advisor for a big investment firm that serves small businesses" </text:p>
      <text:p text:style-name="Text_20_body">Vicky nods and says, "Actually since you seem to still be attracted to him" Beth frowns, "Still hate him" Vicky smiles and says, "You glow when you talk about him" "Do not" Vicky giggles and says, "Since his wife is OK with it. How about he makes us both pregnant" "NO! NO! I have someone set up actually he's just waiting but no not Sid. He's a ass and would be back in my life and I finally got rid of the creep" Vicky kisses her and says, "OK, But asking him to help you would be bringing him back in your life” Beth smiles big and replies, "We'll talk about this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0-30T01:36:30.42</dc:date>
    <meta:creation-date>2017-10-29T17:16:09</meta:creation-date>
    <meta:generator>OpenOffice/4.1.3$Win32 OpenOffice.org_project/413m1$Build-9783</meta:generator>
    <meta:keyword>nil</meta:keyword>
    <dc:subject>nil</dc:subject>
    <dc:title>ch25</dc:title>
    <meta:editing-duration>PT43M37S</meta:editing-duration>
    <meta:editing-cycles>2</meta:editing-cycles>
    <meta:document-statistic meta:table-count="0" meta:image-count="0" meta:object-count="0" meta:page-count="3" meta:paragraph-count="36" meta:word-count="2149" meta:character-count="11132"/>
  </office:meta>
</office:document-meta>
</file>